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opacity="100%" draw:textarea-horizontal-align="justify" draw:textarea-vertical-align="middle" draw:auto-grow-height="false" fo:min-height="11.5cm" fo:min-width="9.5cm"/>
    </style:style>
    <style:style style:name="gr2" style:family="graphic" style:parent-style-name="standard">
      <style:graphic-properties draw:fill="solid" draw:fill-color="#b4c7dc" draw:opacity="100%" draw:textarea-horizontal-align="justify" draw:textarea-vertical-align="middle" draw:auto-grow-height="false" fo:min-height="11.5cm" fo:min-width="10.25cm"/>
    </style:style>
    <style:style style:name="gr3" style:family="graphic" style:parent-style-name="standard">
      <style:graphic-properties draw:textarea-horizontal-align="justify" draw:textarea-vertical-align="middle" draw:auto-grow-height="false" fo:min-height="6.75cm" fo:min-width="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1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25cm" fo:min-width="1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376cm" fo:min-width="3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76cm" fo:min-width="0.15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126cm" fo:min-width="0.702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.302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cm" fo:min-width="0.75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02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solid" draw:fill-color="#b4c7dc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1.75cm" svg:x="1cm" svg:y="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5cm" svg:height="11.7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7cm" svg:x="18cm" svg:y="5.25cm">
          <text:p text:style-name="P2"><text:span text:style-name="T1">Arduino</text:span><text:span text:style-name="T1"><text:line-break/></text:span><text:span text:style-name="T1">Nan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1.75cm" svg:x="14cm" svg:y="5.5cm">
          <text:p text:style-name="P2"><text:span text:style-name="T1">CAN-BUS-</text:span></text:p>
          <text:p text:style-name="P2"><text:span text:style-name="T1">Modu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5cm" svg:height="4.5cm" svg:x="21.5cm" svg:y="9cm">
          <text:p text:style-name="P2"><text:span text:style-name="T1">I2C-</text:span></text:p>
          <text:p text:style-name="P2"><text:span text:style-name="T1">Expander</text:span><text:span text:style-name="T1"><text:line-break/></text:span><text:span text:style-name="T1">3 x 8 I/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4.5cm" svg:x="24.5cm" svg:y="4cm">
          <text:p text:style-name="P2"><text:span text:style-name="T1">T</text:span><text:span text:style-name="T1"><text:line-break/></text:span><text:span text:style-name="T1">r</text:span><text:span text:style-name="T1"><text:line-break/></text:span><text:span text:style-name="T1">e</text:span><text:span text:style-name="T1"><text:line-break/></text:span><text:span text:style-name="T1">i</text:span><text:span text:style-name="T1"><text:line-break/></text:span><text:span text:style-name="T1">b</text:span><text:span text:style-name="T1"><text:line-break/></text:span><text:span text:style-name="T1">e</text:span><text:span text:style-name="T1"><text:line-break/>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4.5cm" svg:x="24.5cm" svg:y="9cm">
          <text:p text:style-name="P2"><text:span text:style-name="T1">T</text:span><text:span text:style-name="T1"><text:line-break/></text:span><text:span text:style-name="T1">r</text:span><text:span text:style-name="T1"><text:line-break/></text:span><text:span text:style-name="T1">e</text:span><text:span text:style-name="T1"><text:line-break/></text:span><text:span text:style-name="T1">i</text:span><text:span text:style-name="T1"><text:line-break/></text:span><text:span text:style-name="T1">b</text:span><text:span text:style-name="T1"><text:line-break/></text:span><text:span text:style-name="T1">e</text:span><text:span text:style-name="T1"><text:line-break/>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cm" svg:height="1.25cm" svg:x="20.5cm" svg:y="5.75cm">
          <text:p text:style-name="P3"><text:span text:style-name="T2">D4-D9, A0-A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0.75cm" svg:height="1.25cm" svg:x="23.75cm" svg:y="10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1.5cm" svg:height="0.75cm" svg:x="16.5cm" svg:y="6cm">
          <text:p text:style-name="P3"><text:span text:style-name="T2">SPI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1cm" svg:height="0.5cm" svg:x="20.5cm" svg:y="10.25cm">
          <text:p text:style-name="P3"><text:span text:style-name="T2">I²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1.25cm" svg:height="0.75cm" svg:x="26.5cm" svg:y="6.75cm">
          <text:p text:style-name="P2"><text:span text:style-name="T1">MP6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5cm" svg:height="0.75cm" svg:x="26.5cm" svg:y="3.75cm">
          <text:p text:style-name="P2"><text:span text:style-name="T1">M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25cm" svg:height="0.75cm" svg:x="26.5cm" svg:y="4.75cm">
          <text:p text:style-name="P2"><text:span text:style-name="T1">M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25cm" svg:height="0.75cm" svg:x="26.5cm" svg:y="7.75cm">
          <text:p text:style-name="P2"><text:span text:style-name="T1">M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25cm" svg:height="0.75cm" svg:x="26.5cm" svg:y="5.75cm">
          <text:p text:style-name="P2"><text:span text:style-name="T1">MP6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5cm" svg:height="0.75cm" svg:x="26.5cm" svg:y="9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25cm" svg:height="0.75cm" svg:x="26.5cm" svg:y="9.85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25cm" svg:height="0.75cm" svg:x="26.5cm" svg:y="10.75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25cm" svg:height="0.75cm" svg:x="26.5cm" svg:y="11.65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25cm" svg:height="0.75cm" svg:x="26.5cm" svg:y="12.6cm">
          <text:p text:style-name="P2"><text:span text:style-name="T1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5cm" svg:height="0.25cm" svg:x="26cm" svg:y="4.1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0.5cm" svg:height="0.25cm" svg:x="26.001cm" svg:y="5.001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0.5cm" svg:height="0.25cm" svg:x="26cm" svg:y="6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0.5cm" svg:height="0.25cm" svg:x="26cm" svg:y="7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0.5cm" svg:height="0.25cm" svg:x="26cm" svg:y="8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26cm" svg:y="9.1cm">
          <text:p text:style-name="P3"><text:span text:style-name="T2">0-4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26cm" svg:y="10cm">
          <text:p text:style-name="P3"><text:span text:style-name="T2">5-9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26cm" svg:y="10.85cm">
          <text:p text:style-name="P3"><text:span text:style-name="T2">...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26cm" svg:y="11.75cm">
          <text:p text:style-name="P3"><text:span text:style-name="T2">...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0.5cm" svg:height="0.5cm" svg:x="26.001cm" svg:y="12.751cm">
          <text:p text:style-name="P3"><text:span text:style-name="T2">…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5cm" svg:height="7cm" svg:x="5.25cm" svg:y="6cm">
          <text:p text:style-name="P2"><text:span text:style-name="T1">Arduino</text:span><text:span text:style-name="T1"><text:line-break/></text:span><text:span text:style-name="T1">M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1.75cm" svg:x="9.25cm" svg:y="8.75cm">
          <text:p text:style-name="P2"><text:span text:style-name="T1">CAN-BUS-</text:span></text:p>
          <text:p text:style-name="P2"><text:span text:style-name="T1">Mod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2.894cm" svg:height="0.962cm" svg:x="14.75cm" svg:y="13.038cm">
          <draw:text-box>
            <text:p>Decoder</text:p>
          </draw:text-box>
        </draw:frame>
        <draw:custom-shape draw:style-name="gr9" draw:text-style-name="P4" draw:layer="layout" svg:width="1.5cm" svg:height="0.75cm" svg:x="7.75cm" svg:y="9.25cm">
          <text:p text:style-name="P3"><text:span text:style-name="T2">SPI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8" draw:layer="layout" svg:width="1cm" svg:height="0.5cm" svg:x="11.75cm" svg:y="9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8" draw:layer="layout" svg:width="1cm" svg:height="0.5cm" svg:x="13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" draw:text-style-name="P9" draw:layer="layout" svg:x1="12.75cm" svg:y1="2.5cm" svg:x2="12.75cm" svg:y2="15.5cm">
          <text:p/>
        </draw:line>
        <draw:line draw:style-name="gr16" draw:text-style-name="P9" draw:layer="layout" svg:x1="13cm" svg:y1="2.5cm" svg:x2="13cm" svg:y2="15.5cm">
          <text:p/>
        </draw:line>
        <draw:frame draw:style-name="gr17" draw:text-style-name="P10" draw:layer="layout" svg:width="2.894cm" svg:height="0.963cm" svg:x="1.606cm" svg:y="13.537cm">
          <draw:text-box>
            <text:p>Mast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2:54:57.314488423</meta:creation-date>
    <dc:date>2021-05-18T00:37:23.044790736</dc:date>
    <meta:editing-duration>P2DT19H34M40S</meta:editing-duration>
    <meta:editing-cycles>12</meta:editing-cycles>
    <meta:generator>LibreOffice/7.0.6.2$Linux_X86_64 LibreOffice_project/00$Build-2</meta:generator>
    <meta:document-statistic meta:object-count="40"/>
  </office:meta>
</office:document-meta>
</file>